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Adame,</text:p>
      <text:p text:style-name="Normal">v tento valentýnský den mi dovol vyjádřit, jak velmi zvláštní a propojené naše cesty jsou. Sdílení andělského čísla 2 nás spojuje jemnou, ale významnou nití, připomínající sílu dvojice, harmonii a porozumění. Jako hlídá nás Uriel, strážný náš, jeho křídla svírají pravdu a čistotu toho, co mezi námi vzniká. Nechť nám jeho světlo osvětluje cesty a pomáhá rozpoznávat pravdu v našich srdcích. Na tento den plný lásky přeji, abys cítil onu jemnou sílu, co nás spojuje, a nebál se vykročit směrem k pravdě svých pocitů. Nechť se nám pod Urielovým dohledem daří sdílet radosti i výzvy s lehkostí a pochopením, které přináší být v souladu se světem i s sebou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